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67057" officeooo:paragraph-rsid="00067057" style:font-size-asian="10.5pt" style:font-size-complex="12pt"/>
    </style:style>
    <style:style style:name="P2" style:family="paragraph" style:parent-style-name="Preformatted_20_Text">
      <style:paragraph-properties fo:line-height="150%" fo:text-align="end" style:justify-single-word="false"/>
      <style:text-properties style:font-name="Times New Roman" fo:font-size="12pt" officeooo:rsid="00067057" officeooo:paragraph-rsid="00067057" style:font-size-asian="10.5pt" style:font-size-complex="12pt"/>
    </style:style>
    <style:style style:name="P3" style:family="paragraph" style:parent-style-name="Preformatted_20_Text">
      <style:paragraph-properties fo:line-height="150%" fo:text-align="justify" style:justify-single-word="false"/>
      <style:text-properties officeooo:paragraph-rsid="00067057"/>
    </style:style>
    <style:style style:name="P4" style:family="paragraph" style:parent-style-name="Preformatted_20_Text">
      <style:paragraph-properties fo:line-height="100%" fo:text-align="start" style:justify-single-word="false"/>
      <style:text-properties officeooo:rsid="000b691e" officeooo:paragraph-rsid="000b691e"/>
    </style:style>
    <style:style style:name="P5" style:family="paragraph" style:parent-style-name="Preformatted_20_Text">
      <style:paragraph-properties fo:line-height="150%" fo:text-align="justify" style:justify-single-word="false"/>
      <style:text-properties fo:font-weight="bold" officeooo:rsid="000ccaa8" officeooo:paragraph-rsid="000ccaa8" style:font-weight-asian="bold" style:font-weight-complex="bold"/>
    </style:style>
    <style:style style:name="P6" style:family="paragraph" style:parent-style-name="Preformatted_20_Text">
      <style:paragraph-properties fo:line-height="150%" fo:text-align="center" style:justify-single-word="false"/>
      <style:text-properties style:font-name="Times New Roman" fo:font-size="12pt" fo:font-weight="bold" officeooo:rsid="00067057" officeooo:paragraph-rsid="00067057" style:font-size-asian="10.5pt" style:font-weight-asian="bold" style:font-size-complex="12pt" style:font-weight-complex="bold"/>
    </style:style>
    <style:style style:name="P7" style:family="paragraph" style:parent-style-name="Preformatted_20_Text">
      <style:paragraph-properties fo:line-height="150%" fo:text-align="justify" style:justify-single-word="false"/>
      <style:text-properties style:font-name="Times New Roman" fo:font-size="12pt" officeooo:rsid="000b691e" officeooo:paragraph-rsid="00067057" style:font-name-asian="Noto Sans Mono CJK SC" style:font-size-asian="10.5pt" style:font-name-complex="Liberation Mono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officeooo:rsid="00067057" style:font-size-asian="10.5pt" style:font-size-complex="12pt"/>
    </style:style>
    <style:style style:name="T3" style:family="text">
      <style:text-properties style:font-name="Times New Roman" fo:font-size="12pt" officeooo:rsid="00078a63" style:font-size-asian="10.5pt" style:font-size-complex="12pt"/>
    </style:style>
    <style:style style:name="T4" style:family="text">
      <style:text-properties style:font-name="Times New Roman" fo:font-size="12pt" officeooo:rsid="000943ac" style:font-size-asian="10.5pt" style:font-size-complex="12pt"/>
    </style:style>
    <style:style style:name="T5" style:family="text">
      <style:text-properties style:font-name="Times New Roman" fo:font-size="12pt" officeooo:rsid="000a6feb" style:font-size-asian="10.5pt" style:font-size-complex="12pt"/>
    </style:style>
    <style:style style:name="T6" style:family="text">
      <style:text-properties style:font-name="Times New Roman" fo:font-size="12pt" officeooo:rsid="000e2ada" style:font-size-asian="10.5pt" style:font-size-complex="12pt"/>
    </style:style>
    <style:style style:name="T7" style:family="text">
      <style:text-properties style:font-name="Times New Roman" fo:font-size="12pt" style:font-name-asian="Noto Sans Mono CJK SC" style:font-size-asian="10.5pt" style:font-name-complex="Liberation Mono" style:font-size-complex="12pt"/>
    </style:style>
    <style:style style:name="T8" style:family="text">
      <style:text-properties style:font-name="Times New Roman" fo:font-size="12pt" officeooo:rsid="000943ac" style:font-name-asian="Noto Sans Mono CJK SC" style:font-size-asian="10.5pt" style:font-name-complex="Liberation Mono" style:font-size-complex="12pt"/>
    </style:style>
    <style:style style:name="T9" style:family="text">
      <style:text-properties style:font-name="Times New Roman" fo:font-size="12pt" officeooo:rsid="000a6feb" style:font-name-asian="Noto Sans Mono CJK SC" style:font-size-asian="10.5pt" style:font-name-complex="Liberation Mono" style:font-size-complex="12pt"/>
    </style:style>
    <style:style style:name="T10" style:family="text">
      <style:text-properties style:font-name="Times New Roman" fo:font-size="12pt" officeooo:rsid="000b691e" style:font-name-asian="Noto Sans Mono CJK SC" style:font-size-asian="10.5pt" style:font-name-complex="Liberation Mono" style:font-size-complex="12pt"/>
    </style:style>
    <style:style style:name="T11" style:family="text">
      <style:text-properties style:font-name="Times New Roman" fo:font-size="12pt" officeooo:rsid="000ccaa8" style:font-name-asian="Noto Sans Mono CJK SC" style:font-size-asian="10.5pt" style:font-name-complex="Liberation Mono" style:font-size-complex="12pt"/>
    </style:style>
    <style:style style:name="T12" style:family="text">
      <style:text-properties style:font-name="Times New Roman" fo:font-size="12pt" officeooo:rsid="000e2ada" style:font-name-asian="Noto Sans Mono CJK SC" style:font-size-asian="10.5pt" style:font-name-complex="Liberation Mono" style:font-size-complex="12pt"/>
    </style:style>
    <style:style style:name="T13" style:family="text">
      <style:text-properties style:font-name="Times New Roman" fo:font-size="12pt" fo:font-weight="bold" style:font-name-asian="Noto Sans Mono CJK SC" style:font-size-asian="10.5pt" style:font-weight-asian="bold" style:font-name-complex="Liberation Mono" style:font-size-complex="12pt" style:font-weight-complex="bold"/>
    </style:style>
    <style:style style:name="T14" style:family="text">
      <style:text-properties style:font-name="Times New Roman" fo:font-size="12pt" fo:font-weight="normal" style:font-name-asian="Noto Sans Mono CJK SC" style:font-size-asian="10.5pt" style:font-weight-asian="normal" style:font-name-complex="Liberation Mono" style:font-size-complex="12pt" style:font-weight-complex="normal"/>
    </style:style>
    <style:style style:name="T15" style:family="text">
      <style:text-properties officeooo:rsid="000e2a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><text:s/><text:span text:style-name="T1">UBUNTU – ACESSIBILIDADE UNIVERSAL</text:span></text:p>
      <text:p text:style-name="P1"/>
      <text:p text:style-name="P2">Dennis van den Berg</text:p>
      <text:p text:style-name="P2"/>
      <text:p text:style-name="P3"><text:span text:style-name="T2"><text:tab/></text:span><text:span text:style-name="T3">O Ubunt</text:span><text:span text:style-name="T5">u</text:span><text:span text:style-name="T3"> é uma distribuição Linux, baseado no Debian e utiliza o GNOME como seu ambiente gráfico. Ela foi criada em 20 de outubro de 2004 pela canonical e é atualmente uma das distribuições Linux mais conhecidas e muito popular, principalmente entre os iniciantes do mundo Linux <text:s/>pela sua facilidade de instalação e </text:span><text:span text:style-name="T4">interface gráfica agradável. Sendo um sistema operacional de código aberto já se torna acessível a usuários com menor poder aquisitivo, por ser gratuito, e ainda permite o acesso ao código, </text:span><text:span text:style-name="T12">sendo possível</text:span><text:span text:style-name="T8"> usuários mais experientes</text:span><text:span text:style-name="T4"> façam alterações no mesmo para adaptá-lo as suas necessidades. </text:span></text:p>
      <text:p text:style-name="P3"><text:span text:style-name="T2"><text:tab/></text:span><text:span text:style-name="T9">O Ubuntu possui uma sistema de acessibilidade universal que possuem tecnologias que auxiliam as pessoas com mais diversas necessidades especiais. Como exemplo podemos citar o Orca, que é um</text:span><text:span text:style-name="T12">a ferramenta </text:span><text:span text:style-name="T9">voltad</text:span><text:span text:style-name="T12">a</text:span><text:span text:style-name="T9"> para pessoas cega</text:span><text:span text:style-name="T12">s</text:span><text:span text:style-name="T9">, que pode tanto ler a tela em voz alta, como se comunicar através de um dispositivo braile com o usuário. Para usuários com baixa visão o Ubuntu possui recursos como aumento de contraste, aumento do tamanho das fontes, ferramenta de zoom entre outros. Para usuários com deficiências auditivas, possui um recurso que faz a tela piscar nos momentos em que há alerta sonoro e finalmente para os usuários com deficiência de mobilidade, há </text:span><text:span text:style-name="T12">a </text:span><text:span text:style-name="T9">navegação por atalhos de teclado, ajustes tempo de cliques de teclado e mouse, além da possibilidade de usar um teclado virtual. </text:span></text:p>
      <text:p text:style-name="P3"><text:span text:style-name="T9"><text:tab/></text:span><text:span text:style-name="T10">Os usuários com limitações de acessibilidades possuem necessidades especiais, e cada tipo de necessidade possui uma maneira diferente de ser abordada, dependendo se a limitação é visual, auditiva ou de mobilidade. O grau de limitação também altera a estratégia utilizada, e como pode ser observado <text:s/>neste artigo o Ubuntu já possui uma grande gama de adaptações para os mais diversos tipos de limitações, cabendo ao usuário configurar o sistema para a forma que melhor lhe adapte. </text:span></text:p>
      <text:p text:style-name="P7"/>
      <text:p text:style-name="P5"><text:span text:style-name="T10">R</text:span><text:span text:style-name="T7">EFERÊNCIAS</text:span></text:p>
      <text:p text:style-name="P7"/>
      <text:p text:style-name="P4"><text:span text:style-name="T10">U</text:span><text:span text:style-name="T7">BUNTU. Accessibility. </text:span><text:span text:style-name="T13">Ubuntu Desktop Guide</text:span><text:span text:style-name="T14">.</text:span><text:span text:style-name="T7"> Disponível em: </text:span><text:a xlink:type="simple" xlink:href="https://help.ubuntu.com/stable/ubuntu-help/a11y.html.en" text:style-name="Internet_20_link" text:visited-style-name="Visited_20_Internet_20_Link"><text:span text:style-name="T7">https://help.ubuntu.com/stable/ubuntu-help/a11y.html.en</text:span></text:a><text:span text:style-name="T7">. </text:span><text:span text:style-name="T11">Acessado em: 8 abr. 2022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1T11:12:17.261151928</dc:date>
    <meta:editing-duration>PT14M4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7" meta:word-count="323" meta:character-count="2094" meta:non-whitespace-character-count="1768"/>
  </office:meta>
</office:document-meta>
</file>